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break-before="page" fo:text-align="justify" fo:text-indent="0.4916in"/>
      <style:text-properties style:font-name="Times New Roman" style:font-name-complex="Times New Roman" fo:font-size="11pt" style:font-size-asian="11pt" style:font-size-complex="11pt"/>
    </style:style>
    <style:style style:name="P2" style:parent-style-name="Textbody" style:family="paragraph">
      <style:paragraph-properties fo:text-align="justify" fo:text-indent="0.4916in"/>
      <style:text-properties style:font-name="Times New Roman" style:font-name-complex="Times New Roman" fo:font-size="11pt" style:font-size-asian="11pt" style:font-size-complex="11pt"/>
    </style:style>
    <style:style style:name="P3" style:parent-style-name="Textbody" style:family="paragraph">
      <style:paragraph-properties fo:text-align="justify" fo:text-indent="0.4916in"/>
      <style:text-properties style:font-name="Times New Roman" style:font-name-complex="Times New Roman" fo:font-size="11pt" style:font-size-asian="11pt" style:font-size-complex="11pt"/>
    </style:style>
    <style:style style:name="P4" style:parent-style-name="Textbody" style:family="paragraph">
      <style:paragraph-properties fo:text-align="justify" fo:text-indent="0.4916in"/>
      <style:text-properties style:font-name="Times New Roman" style:font-name-complex="Times New Roman" fo:font-size="11pt" style:font-size-asian="11pt" style:font-size-complex="11pt"/>
    </style:style>
    <style:style style:name="P5" style:parent-style-name="Textbody" style:family="paragraph">
      <style:paragraph-properties fo:text-align="justify" fo:text-indent="0.4916in"/>
      <style:text-properties style:font-name="Times New Roman" style:font-name-complex="Times New Roman" fo:font-size="11pt" style:font-size-asian="11pt" style:font-size-complex="11pt"/>
    </style:style>
    <style:style style:name="P6" style:parent-style-name="Textbody" style:family="paragraph">
      <style:paragraph-properties fo:text-align="justify" fo:text-indent="0.4916in"/>
      <style:text-properties style:font-name="Times New Roman" style:font-name-complex="Times New Roman" fo:font-size="11pt" style:font-size-asian="11pt" style:font-size-complex="11pt"/>
    </style:style>
    <style:style style:name="P7" style:parent-style-name="Textbody" style:family="paragraph">
      <style:paragraph-properties fo:text-align="justify" fo:text-indent="0.4916in"/>
      <style:text-properties style:font-name="Times New Roman" style:font-name-complex="Times New Roman" fo:font-size="11pt" style:font-size-asian="11pt" style:font-size-complex="11pt"/>
    </style:style>
    <style:style style:name="P8" style:parent-style-name="Textbody" style:family="paragraph">
      <style:paragraph-properties fo:text-align="justify" fo:text-indent="0.4916in"/>
      <style:text-properties style:font-name="Times New Roman" style:font-name-complex="Times New Roman" fo:font-size="11pt" style:font-size-asian="11pt" style:font-size-complex="11pt"/>
    </style:style>
    <style:style style:name="P9" style:parent-style-name="Textbody" style:family="paragraph">
      <style:paragraph-properties fo:text-align="justify" fo:margin-left="1.4763in">
        <style:tab-stops/>
      </style:paragraph-properties>
    </style:style>
    <style:style style:name="T10" style:parent-style-name="Fonteparág.padrão" style:family="text">
      <style:text-properties style:font-name="Times New Roman" style:font-name-complex="Times New Roman" fo:font-style="italic" style:font-style-asian="italic" fo:font-size="11pt" style:font-size-asian="11pt" style:font-size-complex="11pt"/>
    </style:style>
    <style:style style:name="T11" style:parent-style-name="Fonteparág.padrão" style:family="text">
      <style:text-properties style:font-name="Times New Roman" style:font-name-complex="Times New Roman" fo:font-style="italic" style:font-style-asian="italic" fo:font-size="11pt" style:font-size-asian="11pt" style:font-size-complex="11pt"/>
    </style:style>
    <style:style style:name="T12" style:parent-style-name="Fonteparág.padrão" style:family="text">
      <style:text-properties style:font-name="Times New Roman" style:font-name-complex="Times New Roman" fo:font-style="italic" style:font-style-asian="italic" fo:font-size="11pt" style:font-size-asian="11pt" style:font-size-complex="11pt"/>
    </style:style>
    <style:style style:name="T13" style:parent-style-name="StrongEmphasis" style:family="text">
      <style:text-properties style:font-name="Times New Roman" style:font-name-complex="Times New Roman" fo:font-weight="normal" style:font-weight-asian="normal" fo:font-style="italic" style:font-style-asian="italic" fo:font-size="11pt" style:font-size-asian="11pt" style:font-size-complex="11pt"/>
    </style:style>
    <style:style style:name="T14" style:parent-style-name="StrongEmphasis" style:family="text">
      <style:text-properties style:font-name="Times New Roman" style:font-name-complex="Times New Roman" fo:font-weight="normal" style:font-weight-asian="normal" fo:font-style="italic" style:font-style-asian="italic" fo:font-size="11pt" style:font-size-asian="11pt" style:font-size-complex="11pt"/>
    </style:style>
    <style:style style:name="T15" style:parent-style-name="Fonteparág.padrão" style:family="text">
      <style:text-properties style:font-name="Times New Roman" style:font-name-complex="Times New Roman" fo:font-style="italic" style:font-style-asian="italic" fo:font-size="11pt" style:font-size-asian="11pt" style:font-size-complex="11pt"/>
    </style:style>
    <style:style style:name="T16" style:parent-style-name="Fonteparág.padrão" style:family="text">
      <style:text-properties style:font-name="Times New Roman" style:font-name-complex="Times New Roman" fo:font-style="italic" style:font-style-asian="italic" fo:font-size="11pt" style:font-size-asian="11pt" style:font-size-complex="11pt"/>
    </style:style>
    <style:style style:name="T17" style:parent-style-name="Fonteparág.padrão" style:family="text">
      <style:text-properties style:font-name="Times New Roman" style:font-name-complex="Times New Roman" fo:font-style="italic" style:font-style-asian="italic" fo:font-size="11pt" style:font-size-asian="11pt" style:font-size-complex="11pt"/>
    </style:style>
    <style:style style:name="P18" style:parent-style-name="Textbody" style:family="paragraph">
      <style:paragraph-properties fo:text-align="justify" fo:text-indent="0.4916in"/>
      <style:text-properties style:font-name="Times New Roman" style:font-name-complex="Times New Roman" fo:font-size="11pt" style:font-size-asian="11pt" style:font-size-complex="11pt"/>
    </style:style>
    <style:style style:name="P19" style:parent-style-name="Textbody" style:family="paragraph">
      <style:paragraph-properties fo:text-align="justify" fo:text-indent="0.4916in"/>
      <style:text-properties style:font-name="Times New Roman" style:font-name-complex="Times New Roman" fo:font-size="11pt" style:font-size-asian="11pt" style:font-size-complex="11pt"/>
    </style:style>
    <style:style style:name="P20" style:parent-style-name="Textbody" style:family="paragraph">
      <style:paragraph-properties fo:text-align="justify" fo:text-indent="0.4916in"/>
      <style:text-properties style:font-name="Times New Roman" style:font-name-complex="Times New Roman" fo:font-size="11pt" style:font-size-asian="11pt" style:font-size-complex="11pt"/>
    </style:style>
    <style:style style:name="P21" style:parent-style-name="Textbody" style:family="paragraph">
      <style:paragraph-properties fo:text-align="justify" fo:text-indent="0.4916in"/>
      <style:text-properties style:font-name="Times New Roman" style:font-name-complex="Times New Roman" fo:font-size="11pt" style:font-size-asian="11pt" style:font-size-complex="11pt"/>
    </style:style>
    <style:style style:name="P22" style:parent-style-name="Textbody" style:family="paragraph">
      <style:paragraph-properties fo:text-align="justify" fo:text-indent="0.4916in"/>
      <style:text-properties style:font-name="Times New Roman" style:font-name-complex="Times New Roman" fo:font-size="11pt" style:font-size-asian="11pt" style:font-size-complex="11pt"/>
    </style:style>
    <style:style style:name="P23" style:parent-style-name="Standard" style:family="paragraph">
      <style:text-properties style:font-name="Times New Roman" style:font-name-complex="Times New Roman" fo:font-size="11pt" style:font-size-asian="11pt" style:font-size-complex="11pt"/>
    </style:style>
    <style:style style:name="P24" style:parent-style-name="Standard" style:family="paragraph">
      <style:text-properties style:font-name="Times New Roman" style:font-name-complex="Times New Roman" fo:font-size="11pt" style:font-size-asian="11pt" style:font-size-complex="11pt"/>
    </style:style>
    <style:style style:name="P25" style:parent-style-name="Standard" style:family="paragraph">
      <style:text-properties style:font-name="Times New Roman" style:font-name-complex="Times New Roman" fo:font-size="11pt" style:font-size-asian="11pt" style:font-size-complex="11pt"/>
    </style:style>
    <style:style style:name="P26" style:parent-style-name="Standard" style:family="paragraph">
      <style:text-properties style:font-name="Times New Roman" style:font-name-complex="Times New Roman" fo:font-size="11pt" style:font-size-asian="11pt" style:font-size-complex="11pt"/>
    </style:style>
    <style:style style:name="P27" style:parent-style-name="Textbody" style:family="paragraph">
      <style:paragraph-properties fo:text-align="justify" fo:text-indent="0.4916in"/>
      <style:text-properties style:font-name="Times New Roman" style:font-name-complex="Times New Roman" fo:font-size="11pt" style:font-size-asian="11pt" style:font-size-complex="11pt"/>
    </style:style>
    <style:style style:name="P28" style:parent-style-name="Textbody" style:family="paragraph">
      <style:paragraph-properties fo:text-align="justify" fo:text-indent="0.4916in"/>
      <style:text-properties style:font-name="Times New Roman" style:font-name-complex="Times New Roman" fo:font-size="11pt" style:font-size-asian="11pt" style:font-size-complex="11pt"/>
    </style:style>
    <style:style style:name="P29" style:parent-style-name="Textbody" style:family="paragraph">
      <style:paragraph-properties fo:text-align="justify" fo:text-indent="0.4916in"/>
      <style:text-properties style:font-name="Times New Roman" style:font-name-complex="Times New Roman" fo:font-size="11pt" style:font-size-asian="11pt" style:font-size-complex="11pt"/>
    </style:style>
    <style:style style:name="P30" style:parent-style-name="Textbody" style:family="paragraph">
      <style:paragraph-properties fo:text-align="justify" fo:text-indent="0.4916in"/>
      <style:text-properties style:font-name="Times New Roman" style:font-name-complex="Times New Roman" fo:font-size="11pt" style:font-size-asian="11pt" style:font-size-complex="11pt"/>
    </style:style>
    <style:style style:name="P31" style:parent-style-name="Textbody" style:family="paragraph">
      <style:paragraph-properties fo:text-align="justify" fo:text-indent="0.4916in"/>
      <style:text-properties style:font-name="Times New Roman" style:font-name-complex="Times New Roman" fo:font-size="11pt" style:font-size-asian="11pt" style:font-size-complex="11pt"/>
    </style:style>
    <style:style style:name="P32" style:parent-style-name="Textbody" style:family="paragraph">
      <style:paragraph-properties fo:text-align="justify" fo:text-indent="0.4916in"/>
      <style:text-properties style:font-name="Times New Roman" style:font-name-complex="Times New Roman" fo:font-size="11pt" style:font-size-asian="11pt" style:font-size-complex="11pt"/>
    </style:style>
    <style:style style:name="P33" style:parent-style-name="Textbody" style:family="paragraph">
      <style:paragraph-properties fo:text-align="justify" fo:text-indent="0.4916in"/>
      <style:text-properties style:font-name="Times New Roman" style:font-name-complex="Times New Roman" fo:font-size="11pt" style:font-size-asian="11pt" style:font-size-complex="11pt"/>
    </style:style>
    <style:style style:name="P34" style:parent-style-name="Textbody" style:family="paragraph">
      <style:paragraph-properties fo:text-align="justify" fo:margin-left="0.4923in">
        <style:tab-stops/>
      </style:paragraph-properties>
      <style:text-properties style:font-name="Times New Roman" style:font-name-complex="Times New Roman" fo:font-size="11pt" style:font-size-asian="11pt" style:font-size-complex="11pt"/>
    </style:style>
    <style:style style:name="P35" style:parent-style-name="Textbody" style:family="paragraph">
      <style:paragraph-properties fo:text-align="justify" fo:text-indent="0.4916in"/>
    </style:style>
    <style:style style:name="T36" style:parent-style-name="Fonteparág.padrão" style:family="text">
      <style:text-properties style:font-name="Times New Roman" style:font-name-complex="Times New Roman" fo:font-size="11pt" style:font-size-asian="11pt" style:font-size-complex="11pt"/>
    </style:style>
    <style:style style:name="T37" style:parent-style-name="Fonteparág.padrão" style:family="text">
      <style:text-properties style:font-name="Times New Roman" style:font-name-complex="Times New Roman" fo:font-size="11pt" style:font-size-asian="11pt" style:font-size-complex="11pt"/>
    </style:style>
    <style:style style:name="T38" style:parent-style-name="Ênfase" style:family="text">
      <style:text-properties style:font-name="Times New Roman" style:font-name-complex="Times New Roman" fo:font-style="normal" style:font-style-asian="normal" fo:font-size="11pt" style:font-size-asian="11pt" style:font-size-complex="11pt"/>
    </style:style>
    <style:style style:name="T39" style:parent-style-name="Fonteparág.padrão" style:family="text">
      <style:text-properties style:font-name="Times New Roman" style:font-name-complex="Times New Roman" fo:font-size="11pt" style:font-size-asian="11pt" style:font-size-complex="11pt"/>
    </style:style>
    <style:style style:name="P40" style:parent-style-name="Textbody" style:family="paragraph">
      <style:paragraph-properties fo:text-align="justify" fo:text-indent="0.4916in"/>
      <style:text-properties style:font-name="Times New Roman" style:font-name-complex="Times New Roman" fo:font-size="11pt" style:font-size-asian="11pt" style:font-size-complex="11pt"/>
    </style:style>
    <style:style style:name="P41" style:parent-style-name="Textbody" style:family="paragraph">
      <style:paragraph-properties fo:text-align="justify" fo:text-indent="0.4916in"/>
    </style:style>
    <style:style style:name="T42" style:parent-style-name="StrongEmphasis" style:family="text">
      <style:text-properties style:font-name="Times New Roman" style:font-name-complex="Times New Roman" fo:font-weight="normal" style:font-weight-asian="normal" fo:font-size="11pt" style:font-size-asian="11pt" style:font-size-complex="11pt"/>
    </style:style>
    <style:style style:name="T43" style:parent-style-name="StrongEmphasis" style:family="text">
      <style:text-properties style:font-name="Times New Roman" style:font-name-complex="Times New Roman" fo:font-weight="normal" style:font-weight-asian="normal" fo:font-size="11pt" style:font-size-asian="11pt" style:font-size-complex="11pt"/>
    </style:style>
    <style:style style:name="P44" style:parent-style-name="Textbody" style:family="paragraph">
      <style:paragraph-properties fo:text-align="justify" fo:text-indent="0.4916in"/>
      <style:text-properties style:font-name="Times New Roman" style:font-name-complex="Times New Roman" fo:font-size="11pt" style:font-size-asian="11pt" style:font-size-complex="11pt"/>
    </style:style>
    <style:style style:name="P45" style:parent-style-name="Textbody" style:family="paragraph">
      <style:paragraph-properties fo:text-align="justify" fo:margin-left="0.8333in">
        <style:tab-stops/>
      </style:paragraph-properties>
    </style:style>
    <style:style style:name="T46" style:parent-style-name="Fonteparág.padrão" style:family="text">
      <style:text-properties style:font-name="Times New Roman" style:font-name-complex="Times New Roman" fo:font-size="11pt" style:font-size-asian="11pt" style:font-size-complex="11pt"/>
    </style:style>
    <style:style style:name="T47" style:parent-style-name="Fonteparág.padrão" style:family="text">
      <style:text-properties style:font-name="Times New Roman" style:font-name-complex="Times New Roman" fo:font-size="11pt" style:font-size-asian="11pt" style:font-size-complex="11pt"/>
    </style:style>
    <style:style style:name="T48" style:parent-style-name="Fonteparág.padrão" style:family="text">
      <style:text-properties style:font-name="Times New Roman" style:font-name-complex="Times New Roman" fo:font-size="11pt" style:font-size-asian="11pt" style:font-size-complex="11pt"/>
    </style:style>
    <style:style style:name="T49" style:parent-style-name="Fonteparág.padrão" style:family="text">
      <style:text-properties style:font-name="Times New Roman" style:font-name-complex="Times New Roman" fo:font-size="11pt" style:font-size-asian="11pt" style:font-size-complex="11pt"/>
    </style:style>
    <style:style style:name="T50" style:parent-style-name="StrongEmphasis" style:family="text">
      <style:text-properties style:font-name="Times New Roman" style:font-name-complex="Times New Roman" fo:font-size="11pt" style:font-size-asian="11pt" style:font-size-complex="11pt"/>
    </style:style>
    <style:style style:name="T51" style:parent-style-name="StrongEmphasis" style:family="text">
      <style:text-properties style:font-name="Times New Roman" style:font-name-complex="Times New Roman" fo:font-size="11pt" style:font-size-asian="11pt" style:font-size-complex="11pt"/>
    </style:style>
    <style:style style:name="T52" style:parent-style-name="Fonteparág.padrão" style:family="text">
      <style:text-properties style:font-name="Times New Roman" style:font-name-complex="Times New Roman" fo:font-size="11pt" style:font-size-asian="11pt" style:font-size-complex="11pt"/>
    </style:style>
    <style:style style:name="T53" style:parent-style-name="Fonteparág.padrão" style:family="text">
      <style:text-properties style:font-name="Times New Roman" style:font-name-complex="Times New Roman" fo:font-size="11pt" style:font-size-asian="11pt" style:font-size-complex="11pt"/>
    </style:style>
    <style:style style:name="T54" style:parent-style-name="Fonteparág.padrão" style:family="text">
      <style:text-properties style:font-name="Times New Roman" style:font-name-complex="Times New Roman" fo:font-size="11pt" style:font-size-asian="11pt" style:font-size-complex="11pt"/>
    </style:style>
    <style:style style:name="P55" style:parent-style-name="Textbody" style:family="paragraph">
      <style:paragraph-properties fo:text-align="justify" fo:text-indent="0.4916in"/>
      <style:text-properties style:font-name="Times New Roman" style:font-name-complex="Times New Roman" fo:font-size="11pt" style:font-size-asian="11pt" style:font-size-complex="11pt"/>
    </style:style>
    <style:style style:name="P56" style:parent-style-name="Textbody" style:family="paragraph">
      <style:paragraph-properties fo:text-align="justify" fo:text-indent="0.4916in"/>
      <style:text-properties style:font-name="Times New Roman" style:font-name-complex="Times New Roman" fo:font-size="11pt" style:font-size-asian="11pt" style:font-size-complex="11pt"/>
    </style:style>
    <style:style style:name="P57" style:parent-style-name="Textbody" style:family="paragraph">
      <style:paragraph-properties fo:text-align="justify" fo:text-indent="0.4916in"/>
      <style:text-properties style:font-name="Times New Roman" style:font-name-complex="Times New Roman" fo:font-size="11pt" style:font-size-asian="11pt" style:font-size-complex="11pt"/>
    </style:style>
    <style:style style:name="P58" style:parent-style-name="Textbody" style:family="paragraph">
      <style:paragraph-properties fo:text-align="justify" fo:text-indent="0.4916in"/>
      <style:text-properties style:font-name="Times New Roman" style:font-name-complex="Times New Roman" fo:font-size="11pt" style:font-size-asian="11pt" style:font-size-complex="11pt"/>
    </style:style>
    <style:style style:name="P59" style:parent-style-name="Standard" style:family="paragraph">
      <style:text-properties style:font-name="Times New Roman" style:font-name-complex="Times New Roman" fo:font-size="11pt" style:font-size-asian="11pt" style:font-size-complex="11pt"/>
    </style:style>
    <style:style style:name="P60" style:parent-style-name="Standard" style:family="paragraph">
      <style:text-properties style:font-name="Times New Roman" style:font-name-complex="Times New Roman" fo:font-size="11pt" style:font-size-asian="11pt" style:font-size-complex="11pt"/>
    </style:style>
    <style:style style:name="P61" style:parent-style-name="Standard" style:family="paragraph">
      <style:text-properties style:font-name="Times New Roman" style:font-name-complex="Times New Roman" fo:font-size="11pt" style:font-size-asian="11pt" style:font-size-complex="11pt"/>
    </style:style>
    <style:style style:name="P62" style:parent-style-name="Standard" style:family="paragraph">
      <style:text-properties style:font-name="Times New Roman" style:font-name-complex="Times New Roman" fo:font-size="11pt" style:font-size-asian="11pt" style:font-size-complex="11pt"/>
    </style:style>
    <style:style style:name="P63" style:parent-style-name="Standard" style:family="paragraph">
      <style:text-properties style:font-name="Times New Roman" style:font-name-complex="Times New Roman" fo:font-size="11pt" style:font-size-asian="11pt" style:font-size-complex="11pt"/>
    </style:style>
    <style:style style:name="P64" style:parent-style-name="Textbody" style:family="paragraph">
      <style:paragraph-properties fo:text-align="justify" fo:text-indent="0.4916in"/>
      <style:text-properties style:font-name="Times New Roman" style:font-name-complex="Times New Roman" fo:font-size="11pt" style:font-size-asian="11pt" style:font-size-complex="11pt"/>
    </style:style>
    <style:style style:name="P65" style:parent-style-name="Textbody" style:family="paragraph">
      <style:paragraph-properties fo:text-align="justify" fo:text-indent="0.4916in"/>
      <style:text-properties style:font-name="Times New Roman" style:font-name-complex="Times New Roman" fo:font-size="11pt" style:font-size-asian="11pt" style:font-size-complex="11pt"/>
    </style:style>
    <style:style style:name="P66" style:parent-style-name="Textbody" style:family="paragraph">
      <style:paragraph-properties fo:text-align="justify" fo:text-indent="0.4916in"/>
      <style:text-properties style:font-name="Times New Roman" style:font-name-complex="Times New Roman" fo:font-size="11pt" style:font-size-asian="11pt" style:font-size-complex="11pt"/>
    </style:style>
    <style:style style:name="P67" style:parent-style-name="Textbody" style:family="paragraph">
      <style:paragraph-properties fo:text-align="justify" fo:text-indent="0.4916in"/>
      <style:text-properties style:font-name="Times New Roman" style:font-name-complex="Times New Roman" fo:font-size="11pt" style:font-size-asian="11pt" style:font-size-complex="11pt"/>
    </style:style>
    <style:style style:name="P68" style:parent-style-name="Textbody" style:family="paragraph">
      <style:paragraph-properties fo:text-align="justify" fo:text-indent="0.4916in"/>
      <style:text-properties style:font-name="Times New Roman" style:font-name-complex="Times New Roman" fo:font-size="11pt" style:font-size-asian="11pt" style:font-size-complex="11pt"/>
    </style:style>
    <style:style style:name="P69" style:parent-style-name="Textbody" style:family="paragraph">
      <style:paragraph-properties fo:text-align="justify" fo:text-indent="0.4916in"/>
      <style:text-properties style:font-name="Times New Roman" style:font-name-complex="Times New Roman" fo:font-size="11pt" style:font-size-asian="11pt" style:font-size-complex="11pt"/>
    </style:style>
    <style:style style:name="P70" style:parent-style-name="Textbody" style:family="paragraph">
      <style:paragraph-properties fo:text-align="justify" fo:text-indent="0.4916in"/>
      <style:text-properties style:font-name="Times New Roman" style:font-name-complex="Times New Roman" fo:font-size="11pt" style:font-size-asian="11pt" style:font-size-complex="11pt"/>
    </style:style>
    <style:style style:name="P71" style:parent-style-name="Textbody" style:family="paragraph">
      <style:paragraph-properties fo:text-align="justify" fo:margin-left="1.4763in">
        <style:tab-stops/>
      </style:paragraph-properties>
    </style:style>
    <style:style style:name="T72" style:parent-style-name="Fonteparág.padrão" style:family="text">
      <style:text-properties style:font-name="Times New Roman" style:font-name-complex="Times New Roman" fo:font-style="italic" style:font-style-asian="italic" fo:font-size="11pt" style:font-size-asian="11pt" style:font-size-complex="11pt"/>
    </style:style>
    <style:style style:name="T73" style:parent-style-name="Fonteparág.padrão" style:family="text">
      <style:text-properties style:font-name="Times New Roman" style:font-name-complex="Times New Roman" fo:font-style="italic" style:font-style-asian="italic" fo:font-size="11pt" style:font-size-asian="11pt" style:font-size-complex="11pt"/>
    </style:style>
    <style:style style:name="T74" style:parent-style-name="Fonteparág.padrão" style:family="text">
      <style:text-properties style:font-name="Times New Roman" style:font-name-complex="Times New Roman" fo:font-style="italic" style:font-style-asian="italic" fo:font-size="11pt" style:font-size-asian="11pt" style:font-size-complex="11pt"/>
    </style:style>
    <style:style style:name="T75" style:parent-style-name="StrongEmphasis" style:family="text">
      <style:text-properties style:font-name="Times New Roman" style:font-name-complex="Times New Roman" fo:font-weight="normal" style:font-weight-asian="normal" fo:font-style="italic" style:font-style-asian="italic" fo:font-size="11pt" style:font-size-asian="11pt" style:font-size-complex="11pt"/>
    </style:style>
    <style:style style:name="T76" style:parent-style-name="StrongEmphasis" style:family="text">
      <style:text-properties style:font-name="Times New Roman" style:font-name-complex="Times New Roman" fo:font-weight="normal" style:font-weight-asian="normal" fo:font-style="italic" style:font-style-asian="italic" fo:font-size="11pt" style:font-size-asian="11pt" style:font-size-complex="11pt"/>
    </style:style>
    <style:style style:name="T77" style:parent-style-name="StrongEmphasis" style:family="text">
      <style:text-properties style:font-name="Times New Roman" style:font-name-complex="Times New Roman" fo:font-weight="normal" style:font-weight-asian="normal" fo:font-style="italic" style:font-style-asian="italic" fo:font-size="11pt" style:font-size-asian="11pt" style:font-size-complex="11pt"/>
    </style:style>
    <style:style style:name="T78" style:parent-style-name="Fonteparág.padrão" style:family="text">
      <style:text-properties style:font-name="Times New Roman" style:font-name-complex="Times New Roman" fo:font-style="italic" style:font-style-asian="italic" fo:font-size="11pt" style:font-size-asian="11pt" style:font-size-complex="11pt"/>
    </style:style>
    <style:style style:name="T79" style:parent-style-name="Fonteparág.padrão" style:family="text">
      <style:text-properties style:font-name="Times New Roman" style:font-name-complex="Times New Roman" fo:font-style="italic" style:font-style-asian="italic" fo:font-size="11pt" style:font-size-asian="11pt" style:font-size-complex="11pt"/>
    </style:style>
    <style:style style:name="T80" style:parent-style-name="Fonteparág.padrão" style:family="text">
      <style:text-properties style:font-name="Times New Roman" style:font-name-complex="Times New Roman" fo:font-style="italic" style:font-style-asian="italic" fo:font-size="11pt" style:font-size-asian="11pt" style:font-size-complex="11pt"/>
    </style:style>
    <style:style style:name="P81" style:parent-style-name="Textbody" style:family="paragraph">
      <style:paragraph-properties fo:text-align="justify" fo:text-indent="0.4916in"/>
      <style:text-properties style:font-name="Times New Roman" style:font-name-complex="Times New Roman" fo:font-size="11pt" style:font-size-asian="11pt" style:font-size-complex="11pt"/>
    </style:style>
    <style:style style:name="P82" style:parent-style-name="Textbody" style:family="paragraph">
      <style:paragraph-properties fo:text-align="justify" fo:text-indent="0.4916in"/>
      <style:text-properties style:font-name="Times New Roman" style:font-name-complex="Times New Roman" fo:font-size="11pt" style:font-size-asian="11pt" style:font-size-complex="11pt"/>
    </style:style>
    <style:style style:name="P83" style:parent-style-name="Textbody" style:family="paragraph">
      <style:paragraph-properties fo:text-align="justify" fo:text-indent="0.4916in"/>
      <style:text-properties style:font-name="Times New Roman" style:font-name-complex="Times New Roman" fo:font-size="11pt" style:font-size-asian="11pt" style:font-size-complex="11pt"/>
    </style:style>
    <style:style style:name="P84" style:parent-style-name="Textbody" style:family="paragraph">
      <style:paragraph-properties fo:text-align="justify" fo:text-indent="0.4916in"/>
      <style:text-properties style:font-name="Times New Roman" style:font-name-complex="Times New Roman" fo:font-size="11pt" style:font-size-asian="11pt" style:font-size-complex="11pt"/>
    </style:style>
    <style:style style:name="P85" style:parent-style-name="Standard" style:family="paragraph">
      <style:text-properties style:font-name="Times New Roman" style:font-name-complex="Times New Roman" fo:font-size="11pt" style:font-size-asian="11pt" style:font-size-complex="11pt"/>
    </style:style>
  </office:automatic-styles>
  <office:body>
    <office:text text:use-soft-page-breaks="true">
      <text:p text:style-name="P1">Trata-se de execução penal em desfavor do apenado acima nominado, em que a Defesa pugnou pela retificação da GEP para fazer constar a fração de 2/5 para o cálculo da progressão de regime referente ao processo criminal nº<text:s/>0114316-16.2013.8.20.0106 (homicídio qualificado) e 1/6 nos demais processos criminais, já que se referem a crimes de natureza comum.</text:p>
      <text:p text:style-name="P2">Instado a se manifestar, o Ministério Público opinou pela aplicação global da lei que for mais favorável<text:s/>ao apenado,<text:s/>considerando 50% (no<text:s/>cálculo<text:s/>da lei nova) ou 3/5 (no<text:s/>cálculo<text:s/>da lei anterior) na pena referente ao homicídio qualificado.</text:p>
      <text:p text:style-name="P3">Acrescento ao relatório que a GEP atual está utilizando as frações de 50% para o crime de natureza hedionda e 1/6 para os crimes comuns.</text:p>
      <text:p text:style-name="P4">Relatados.</text:p>
      <text:p text:style-name="P5">Com razão o Ministério Público.</text:p>
      <text:p text:style-name="P6">Isso porque, diferente do que alega a Defesa, na lei anterior ao apenado reincidente genérico, no casos de crimes de natureza hedionda, aplicava-se a fração de 3/5 e não 2/5.</text:p>
      <text:p text:style-name="P7">Assim sendo, em simples cálculo aritmético tem-se que 50% é mais favorável ao apenado que 3/5 (60%).</text:p>
      <text:p text:style-name="P8">Nesse sentido:</text:p>
      <text:p text:style-name="P9"><text:span text:style-name="T10">PENAL. AGRAVO REGIMENTAL NO RECURSO ESPECIAL. AGRAVO EM EXECUÇÃO PENAL. PROGRESSÃO DE REGIME. REINCIDÊNCIA EM CRIME COMUM. HIPÓTESE NÃO ABARCADA PELA NOVATIO LEGIS. LEI Nº 13.964/2</text:span><text:span text:style-name="T11">019 (PACOTE ANTICRIME). ANALOGIA IN BONAM PARTEM. CUMPRIMENTO DE 40% DA PENA PARA CONCESSÃO DA BENESSE. ARTIGO 112, INC. V, DA LEP. NOVA ORIENTAÇÃO JURISPRUDENCIAL. DECISÃO MANTIDA. VIOLAÇÃO A DISPOSITIVOS E A PRINCÍPIOS DE EXTRAÇÃO CONSTITUCIONAL. VIA INA</text:span><text:span text:style-name="T12">DEQUADA. COMPETÊNCIA DO PRETÓRIO EXCELSO. I - Conforme ressaltado no decisum monocrático reprochado, nos termos da moderna jurisprudência desta Corte Superior de Justiça, "[...]<text:s/></text:span><text:span text:style-name="T13">para o condenado por crime hediondo que seja reincidente genérico, como se dá<text:s/></text:span><text:span text:style-name="T14">no caso em tela, deverá incidir o percentual equivalente ao que é previsto para o primário, vale dizer, de 40% ou 50%, na forma do art. 112, V e VI, a, da LEP, a depender do caso (se houve ou não resultado morte)"<text:s/></text:span><text:span text:style-name="T15">(AgRg no HC n. 598.839/SP, Sexta Turma, Re</text:span><text:span text:style-name="T16">l. Min. Sebastião Reis Júnior, DJe de 04/12/2020). II - Não compete a este eg. Superior Tribunal se manifestar sobre violação a princípios ou a dispositivos de extração constitucional, ainda que para fins de prequestionamento, sob pena de usurpação da comp</text:span><text:span text:style-name="T17">etência do Pretório STF. (Precedentes). Agravo regimental desprovido. (AgRg no REsp 1926562/PR, Rel. Ministro FELIX FISCHER, QUINTA TURMA, julgado em 18/05/2021, DJe 25/05/2021)</text:span></text:p>
      <text:p text:style-name="P18">Já com relação a combinação de leis, como consta na GEP atual, a súmula 501 do<text:s/>STJ veda tal medida ainda que em benefício do réu.</text:p>
      <text:p text:style-name="P19">Por conseguinte, faz-se necessária a correção da GEP neste ponto.</text:p>
      <text:p text:style-name="P20">Isto posto, indefiro o pedido da Defesa e determino a retificação da GEP para fazer constar, na íntegra, a lei mais favorável, ou seja, os<text:s/>percentuais do pacote anticrime.</text:p>
      <text:soft-page-break/>
      <text:p text:style-name="P21">Assim, determino a retificação da GEP da seguinte forma: 20% para os crimes cometidos sem violência (furto, receptação e porte ilegal de armas), por ser o apenado reincidente neste tipo;  25% para o crime de roubo majorado, por ser o apenado primário em crime cometido com violência ou grave ameaça à pessoa; mantendo 50% para o crime de natureza hedionda.</text:p>
      <text:p text:style-name="P22">P.R.I. Atualize-se a GEP.Ciência ao MP.</text:p>
      <text:p text:style-name="P23"/>
      <text:p text:style-name="P24"/>
      <text:p text:style-name="P25"/>
      <text:p text:style-name="P26"/>
      <text:p text:style-name="P27">Vistos etc.</text:p>
      <text:p text:style-name="P28">Trata-se de execução penal em desfavor do apenado acima<text:s/>nominado, em que a Defesa pugnou pela retificação da GEP para fazer constar a fração de 2/5 para o cálculo da progressão de regime referente a pena de latrocínio, e 1/6 nas demais penas.</text:p>
      <text:p text:style-name="P29">Instado a se manifestar, o Ministério Público opinou pela aplicação global da lei que for mais favorável ao apenado.</text:p>
      <text:p text:style-name="P30">Relatados.</text:p>
      <text:p text:style-name="P31">Com razão o Ministério Público.</text:p>
      <text:p text:style-name="P32">Inicialmente verifico que a exigência de 3/5 ou 60% (LEP, art. 112, VII) só cabe no caso de reincidência específica em crime hediondo, o que não é o caso.</text:p>
      <text:p text:style-name="P33">É o que decidiu o Superior Tribunal de Justiça ao julgar em 26/05/2021 o Recurso Especial representativo da controvérsia (REsp) 1910240/MG, sendo relator o Ministro ROGERIO SCHIETTI CRUZ, quando fixou a seguinte tese:</text:p>
      <text:p text:style-name="P34"> É reconhecida a retroatividade do patamar estabelecido no art. 112, V, da Lei n. 13.964/2019, àqueles apenados que, embora tenham cometido crime hediondo ou equiparado sem resultado morte, não sejam reincidentes em delito de natureza semelhante.</text:p>
      <text:p text:style-name="P35"><text:span text:style-name="T36">Como antes o percentual fora fixado em 3/5, dada ao que<text:s/></text:span><text:span text:style-name="T37">dispunha a lei 8.072/90, a nova redação do art. 112 da LEP se mostra como<text:s/></text:span><text:span text:style-name="T38">novatio legis in mellius</text:span><text:span text:style-name="T39">, devendo ser aplicada.</text:span></text:p>
      <text:p text:style-name="P40">Assim, em relação ao crime hediondo, é de se aplicar o percentual de 40% (LEP, art. 112, V).</text:p>
      <text:p text:style-name="P41"><text:span text:style-name="T42">Ressalte-se que no caso de crime<text:s/></text:span><text:span text:style-name="T43">hediondo com resultado morte, como no caso em tela, esse percentual será de 50% (LEP, art. 112, VI).</text:span></text:p>
      <text:p text:style-name="P44">Neste sentido:</text:p>
      <text:p text:style-name="P45"><text:span text:style-name="T46">PENAL. AGRAVO REGIMENTAL NO RECURSO ESPECIAL. AGRAVO EM EXECUÇÃO PENAL. PROGRESSÃO DE REGIME. REINCIDÊNCIA EM CRIME COMUM. HIPÓTESE NÃO ABA</text:span><text:span text:style-name="T47">RCADA PELA NOVATIO LEGIS. LEI Nº 13.964/2019 (PACOTE ANTICRIME). ANALOGIA IN BONAM PARTEM. CUMPRIMENTO DE 40% DA PENA PARA CONCESSÃO DA BENESSE. ARTIGO 112, INC. V, DA LEP. NOVA ORIENTAÇÃO JURISPRUDENCIAL. DECISÃO MANTIDA. VIOLAÇÃO A DISPOSITIVOS E A PRINC</text:span><text:span text:style-name="T48">ÍPIOS DE EXTRAÇÃO CONSTITUCIONAL. VIA INADEQUADA. COMPETÊNCIA DO PRETÓRIO EXCELSO. I - Conforme ressaltado no decisum monocrático reprochado, nos termos da moderna jurisprudência desta Corte Superior de Justiça, "[...] para o condenado por crime hediondo q</text:span><text:span text:style-name="T49">ue seja reincidente genérico, como se dá no caso em tela,<text:s/></text:span><text:span text:style-name="T50">deverá incidir o percentual equivalente ao que é previsto para o primário, vale dizer, de 40% ou 50%, na<text:s/></text:span><text:soft-page-break/><text:span text:style-name="T51">forma do art. 112, V e VI, a, da LEP, a depender do caso (se houve ou não resultado morte)"</text:span><text:span text:style-name="T52"><text:s/>(</text:span><text:span text:style-name="T53">AgRg no HC n. 598.839/SP, Sexta Turma, Rel. Min. Sebastião Reis Júnior, DJe de 04/12/2020). II - Não compete a este eg. Superior Tribunal se manifestar sobre violação a princípios ou a dispositivos de extração constitucional, ainda que para fins de preques</text:span><text:span text:style-name="T54">tionamento, sob pena de usurpação da competência do Pretório STF. (Precedentes). Agravo regimental desprovido. (AgRg no REsp 1926562/PR, Rel. Ministro FELIX FISCHER, QUINTA TURMA, julgado em 18/05/2021, DJe 25/05/2021)</text:span></text:p>
      <text:p text:style-name="P55">Aqui lembro que a súmula 501 do STJ veda a combinação de leis. Portanto, não seria possível manter as frações dos crimes comuns em 1/6 como requer a Defesa, como também não seria benéfico ao apenado.</text:p>
      <text:p text:style-name="P56">Isto posto, indefiro o pedido da Defesa e determino a retificação da GEP para fazer constar,<text:s/>na íntegra, a lei mais favorável ao apenado, ou seja, os percentuais do pacote anticrime.</text:p>
      <text:p text:style-name="P57">Assim, determino a retificação da GEP da seguinte forma: 50% para o crime de latrocínio, por se tratar de apenado primário em crime hediondo com resultado morte; e 16% para os crimes de furto qualificado e uso de documento falso, por se tratar de apenado primário em crime cometido sem violência.</text:p>
      <text:p text:style-name="P58">PRI. Atualize-se a GEP. Ciência ao MP.</text:p>
      <text:p text:style-name="P59"/>
      <text:p text:style-name="P60"/>
      <text:p text:style-name="P61"/>
      <text:p text:style-name="P62"/>
      <text:p text:style-name="P63"/>
      <text:p text:style-name="P64">Trata-se de execução penal em desfavor do apenado acima nominado, em que a Defesa pugnou pela retificação da GEP para fazer constar a fração de 2/5 para o cálculo da progressão de regime referente a pena de homicídio qualificado e, 1/6 nas demais penas.</text:p>
      <text:p text:style-name="P65">Instado a se manifestar, o Ministério Público opinou pela aplicação global da<text:s/>lei que for mais favorável ao apenado.</text:p>
      <text:p text:style-name="P66">Relatados.</text:p>
      <text:p text:style-name="P67">O pleito é improcedente.</text:p>
      <text:p text:style-name="P68">Isso porque, diferente do que alega a Defesa, na lei anterior ao apenado reincidente genérico, no casos de crimes de natureza hedionda, aplicava-se a fração de 3/5 e não 2/5.</text:p>
      <text:p text:style-name="P69">Assim<text:s/>sendo, em simples cálculo aritmético tem-se que 50% é mais favorável ao apenado que 3/5 (60%).</text:p>
      <text:p text:style-name="P70">Nesse sentido:</text:p>
      <text:p text:style-name="P71"><text:span text:style-name="T72">PENAL. AGRAVO REGIMENTAL NO RECURSO ESPECIAL. AGRAVO EM EXECUÇÃO PENAL. PROGRESSÃO DE REGIME. REINCIDÊNCIA EM CRIME COMUM. HIPÓTESE NÃO ABARCADA P</text:span><text:span text:style-name="T73">ELA NOVATIO LEGIS. LEI Nº 13.964/2019 (PACOTE ANTICRIME). ANALOGIA IN BONAM PARTEM. CUMPRIMENTO DE 40% DA PENA PARA CONCESSÃO DA BENESSE. ARTIGO 112, INC. V, DA LEP. NOVA ORIENTAÇÃO JURISPRUDENCIAL. DECISÃO MANTIDA. VIOLAÇÃO A DISPOSITIVOS E A PRINCÍPIOS D</text:span><text:span text:style-name="T74">E EXTRAÇÃO CONSTITUCIONAL. VIA INADEQUADA. COMPETÊNCIA DO PRETÓRIO EXCELSO. I - Conforme ressaltado no decisum monocrático reprochado, nos termos da moderna jurisprudência desta Corte Superior de Justiça, "[...]<text:s/></text:span><text:span text:style-name="T75">para o condenado por crime hediondo que seja</text:span><text:span text:style-name="T76"><text:s/>reincidente genérico, como se dá no caso em tela, deverá<text:s/></text:span><text:soft-page-break/><text:span text:style-name="T77">incidir o percentual equivalente ao que é previsto para o primário, vale dizer, de 40% ou 50%, na forma do art. 112, V e VI, a, da LEP, a depender do caso (se houve ou não resultado morte)"<text:s/></text:span><text:span text:style-name="T78">(AgRg no</text:span><text:span text:style-name="T79"><text:s/>HC n. 598.839/SP, Sexta Turma, Rel. Min. Sebastião Reis Júnior, DJe de 04/12/2020). II - Não compete a este eg. Superior Tribunal se manifestar sobre violação a princípios ou a dispositivos de extração constitucional, ainda que para fins de prequestioname</text:span><text:span text:style-name="T80">nto, sob pena de usurpação da competência do Pretório STF. (Precedentes). Agravo regimental desprovido. (AgRg no REsp 1926562/PR, Rel. Ministro FELIX FISCHER, QUINTA TURMA, julgado em 18/05/2021, DJe 25/05/2021)</text:span></text:p>
      <text:p text:style-name="P81">Já com relação a fração única adotada, esta<text:s/>foi decidida e fundamentada na decisão de evento 31, da qual a Defesa e o MP foram intimados e não recorreram (eventos 37 e 38).</text:p>
      <text:p text:style-name="P82">Por conseguinte, encontra-se preclusa a matéria, da qual mantenho meu posicionamento.</text:p>
      <text:p text:style-name="P83">Isto posto, indefiro o pedido da Defesa e<text:s/>matenho inalterada a guia de execução penal.</text:p>
      <text:p text:style-name="P84">P.R.I. Ciência ao MP.</text:p>
      <text:p text:style-name="P8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Ênfase" style:display-name="Ênfase" style:family="text">
      <style:text-properties fo:font-style="italic" style:font-style-asian="italic" style:font-style-complex="italic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manda Pauxis</dc:creator>
    <meta:creation-date>2022-07-12T10:04:00Z</meta:creation-date>
    <dc:date>2022-07-13T14:20:00Z</dc:date>
    <meta:template xlink:href="Normal.dotm" xlink:type="simple"/>
    <meta:editing-cycles>6</meta:editing-cycles>
    <meta:editing-duration>PT19500S</meta:editing-duration>
    <meta:document-statistic meta:page-count="4" meta:paragraph-count="18" meta:word-count="1441" meta:character-count="9208" meta:row-count="64" meta:non-whitespace-character-count="7785"/>
  </office:meta>
</office:document-meta>
</file>